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1:Sheet1.A1 Sheet1.A2:Sheet1.A8 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rute force</text:p>
          </table:table-cell>
          <table:table-cell office:value-type="string" calcext:value-type="string">
            <text:p>divide and conqu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09" calcext:value-type="float">
            <text:p>0.00000109</text:p>
          </table:table-cell>
          <table:table-cell office:value-type="float" office:value="0.00001291" calcext:value-type="float">
            <text:p>0.00001291</text:p>
          </table:table-cell>
        </table:table-row>
        <table:table-row table:style-name="ro1">
          <table:table-cell table:formula="of:=[.A2]*10" office:value-type="float" office:value="100" calcext:value-type="float">
            <text:p>100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5041" calcext:value-type="float">
            <text:p>0.00005041</text:p>
          </table:table-cell>
        </table:table-row>
        <table:table-row table:style-name="ro1">
          <table:table-cell table:formula="of:=[.A3]*10" office:value-type="float" office:value="1000" calcext:value-type="float">
            <text:p>1000</text:p>
          </table:table-cell>
          <table:table-cell office:value-type="float" office:value="0.00265653" calcext:value-type="float">
            <text:p>0.00265653</text:p>
          </table:table-cell>
          <table:table-cell office:value-type="float" office:value="0.00071349" calcext:value-type="float">
            <text:p>0.00071349</text:p>
          </table:table-cell>
        </table:table-row>
        <table:table-row table:style-name="ro1">
          <table:table-cell table:formula="of:=[.A4]*10" office:value-type="float" office:value="10000" calcext:value-type="float">
            <text:p>10000</text:p>
          </table:table-cell>
          <table:table-cell office:value-type="float" office:value="0.1831573" calcext:value-type="float">
            <text:p>0.1831573</text:p>
          </table:table-cell>
          <table:table-cell office:value-type="float" office:value="0.00828587" calcext:value-type="float">
            <text:p>0.00828587</text:p>
          </table:table-cell>
        </table:table-row>
        <table:table-row table:style-name="ro1">
          <table:table-cell table:formula="of:=[.A5]*10" office:value-type="float" office:value="100000" calcext:value-type="float">
            <text:p>100000</text:p>
          </table:table-cell>
          <table:table-cell office:value-type="float" office:value="17.47131028" calcext:value-type="float">
            <text:p>17.47131028</text:p>
          </table:table-cell>
          <table:table-cell office:value-type="float" office:value="0.09595721" calcext:value-type="float">
            <text:p>0.09595721</text:p>
          </table:table-cell>
        </table:table-row>
        <table:table-row table:style-name="ro1">
          <table:table-cell table:formula="of:=[.A6]*10"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1.32325729" calcext:value-type="float">
            <text:p>1.32325729</text:p>
          </table:table-cell>
        </table:table-row>
        <table:table-row table:style-name="ro1">
          <table:table-cell table:formula="of:=[.A7]*10"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.95061134" calcext:value-type="float">
            <text:p>18.95061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4:44:45.531292934</meta:creation-date>
    <meta:generator>LibreOffice/7.3.7.2$Linux_X86_64 LibreOffice_project/30$Build-2</meta:generator>
    <dc:date>2024-10-05T14:59:58.342732864</dc:date>
    <meta:editing-duration>PT4M36S</meta:editing-duration>
    <meta:editing-cycles>1</meta:editing-cycles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952cm" style:legend-expansion="high" chart:style-name="ch2"/>
        <chart:plot-area chart:style-name="ch3" table:cell-range-address="Sheet1.A1:Sheet1.C8" chart:data-source-has-labels="both" svg:x="0.32cm" svg:y="0.18cm" svg:width="11.132cm" svg:height="8.64cm">
          <chart:coordinate-region svg:x="0.941cm" svg:y="0.379cm" svg:width="9.768cm" svg:height="7.794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line">
            <chart:data-point chart:repeated="7"/>
          </chart:series>
          <chart:series chart:style-name="ch7" chart:values-cell-range-address="Sheet1.C2:Sheet1.C8" chart:label-cell-address="Sheet1.C1:Sheet1.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 force</text:p>
                <draw:g>
                  <svg:desc>Sheet1.B1:Sheet1.B1</svg:desc>
                </draw:g>
              </table:table-cell>
              <table:table-cell office:value-type="string">
                <text:p>divide and conqu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0.00000109">
                <text:p>0.00000109</text:p>
                <draw:g>
                  <svg:desc>Sheet1.B2:Sheet1.B8</svg:desc>
                </draw:g>
              </table:table-cell>
              <table:table-cell office:value-type="float" office:value="0.00001291">
                <text:p>0.00001291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041">
                <text:p>0.000050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265653">
                <text:p>0.00265653</text:p>
              </table:table-cell>
              <table:table-cell office:value-type="float" office:value="0.00071349">
                <text:p>0.000713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831573">
                <text:p>0.1831573</text:p>
              </table:table-cell>
              <table:table-cell office:value-type="float" office:value="0.00828587">
                <text:p>0.008285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.47131028">
                <text:p>17.47131028</text:p>
              </table:table-cell>
              <table:table-cell office:value-type="float" office:value="0.09595721">
                <text:p>0.095957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0">
                <text:p>20</text:p>
              </table:table-cell>
              <table:table-cell office:value-type="float" office:value="1.32325729">
                <text:p>1.3232572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0">
                <text:p>20</text:p>
              </table:table-cell>
              <table:table-cell office:value-type="float" office:value="18.95061134">
                <text:p>18.95061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